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8b40" officeooo:paragraph-rsid="00078b40" style:font-size-asian="13.1000003814697pt" style:font-size-complex="15pt"/>
    </style:style>
    <style:style style:name="P2" style:family="paragraph" style:parent-style-name="Standard">
      <style:text-properties fo:font-size="24pt" fo:font-weight="bold" officeooo:rsid="00078b40" officeooo:paragraph-rsid="00078b40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2pt" fo:font-weight="bold" officeooo:rsid="00078b40" officeooo:paragraph-rsid="00078b40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08d573" officeooo:paragraph-rsid="0008d573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0a85e5" officeooo:paragraph-rsid="000a85e5" style:font-size-asian="22pt" style:font-weight-asian="bold" style:font-size-complex="22pt" style:font-weight-complex="bol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40pt" officeooo:rsid="00078b40" officeooo:paragraph-rsid="00078b40" style:font-size-asian="40pt" style:font-size-complex="40pt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5pt" officeooo:rsid="00078b40" officeooo:paragraph-rsid="00078b40" style:font-size-asian="13.1000003814697pt" style:font-size-complex="15pt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fo:font-weight="bold" officeooo:rsid="00078b40" officeooo:paragraph-rsid="00078b40" style:font-size-asian="24pt" style:font-weight-asian="bold" style:font-size-complex="24pt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2pt" fo:font-weight="bold" officeooo:rsid="00078b40" officeooo:paragraph-rsid="00078b40" style:font-size-asian="22pt" style:font-weight-asian="bold" style:font-size-complex="22pt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2pt" fo:font-weight="bold" officeooo:rsid="0008d573" officeooo:paragraph-rsid="0008d573" style:font-size-asian="22pt" style:font-weight-asian="bold" style:font-size-complex="22pt" style:font-weight-complex="bold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2pt" fo:font-weight="bold" officeooo:rsid="000a85e5" officeooo:paragraph-rsid="000a85e5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d5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span text:style-name="T1">Dhcp relay agent</text:span></text:p>
      <text:p text:style-name="P7"><text:span text:style-name="T1">three router R1,R2,R3 we setting dhcp relay agent in router R3</text:span></text:p>
      <text:p text:style-name="P8">router R3:</text:p>
      <text:p text:style-name="P2"/>
      <text:p text:style-name="P1"/>
      <text:p text:style-name="P3">//first set the ip </text:p>
      <text:p text:style-name="P3"/>
      <text:p text:style-name="P3">R3#en</text:p>
      <text:p text:style-name="P3">R3#conf t</text:p>
      <text:p text:style-name="P3">Enter configuration commands, one per line. <text:s/>End with CNTL/Z.</text:p>
      <text:p text:style-name="P3">R3(config)#</text:p>
      <text:p text:style-name="P3">R3(config)#</text:p>
      <text:p text:style-name="P3">R3(config)#int f0/0</text:p>
      <text:p text:style-name="P3">R3(config-if)#ip addr 192.168.2.1 255.255.255.0</text:p>
      <text:p text:style-name="P3">R3(config-if)#no shut</text:p>
      <text:p text:style-name="P3">R3(config-if)#int</text:p>
      <text:p text:style-name="P3">*Sep 20 08:50:49.639: %LINK-3-UPDOWN: Interface FastEthernet0/0, changed state to up</text:p>
      <text:p text:style-name="P3">R3(config-if)#int</text:p>
      <text:p text:style-name="P3">*Sep 20 08:50:49.639: %ENTITY_ALARM-6-INFO: CLEAR INFO Fa0/0 Physical Port Administrative State Down </text:p>
      <text:p text:style-name="P3">*Sep 20 08:50:50.639: %LINEPROTO-5-UPDOWN: Line protocol on Interface FastEthernet0/0, changed state to up</text:p>
      <text:p text:style-name="P3"><text:soft-page-break/>R3(config-if)#int s4/0</text:p>
      <text:p text:style-name="P3">R3(config-if)#ip addr 11.0.0.2 255.0.0.0</text:p>
      <text:p text:style-name="P3">R3(config-if)#no shut</text:p>
      <text:p text:style-name="P3">R3(config-if)#</text:p>
      <text:p text:style-name="P3">*Sep 20 08:51:09.247: %LINK-3-UPDOWN: Interface Serial4/0, changed state to up</text:p>
      <text:p text:style-name="P3">R3(config-if)#</text:p>
      <text:p text:style-name="P3">*Sep 20 08:51:09.247: %ENTITY_ALARM-6-INFO: CLEAR INFO Se4/0 Physical Port Administrative State Down </text:p>
      <text:p text:style-name="P3">*Sep 20 08:51:10.247: %LINEPROTO-5-UPDOWN: Line protocol on Interface Serial4/0, changed state to up</text:p>
      <text:p text:style-name="P3">R3(config-if)#exit</text:p>
      <text:p text:style-name="P1"/>
      <text:p text:style-name="P1"/>
      <text:p text:style-name="P1"/>
      <text:p text:style-name="P1"/>
      <text:p text:style-name="P1"/>
      <text:p text:style-name="P9">ROUTER 2:</text:p>
      <text:p text:style-name="P3">R2#</text:p>
      <text:p text:style-name="P3">R2#</text:p>
      <text:p text:style-name="P3">R2#en</text:p>
      <text:p text:style-name="P3">R2#conf t</text:p>
      <text:p text:style-name="P3">Enter configuration commands, one per line. <text:s/>End with CNTL/Z.</text:p>
      <text:p text:style-name="P3">R2(config)#int s3/1</text:p>
      <text:p text:style-name="P3">R2(config-if)#ip addr 11.0.0.1 255.0.0.0</text:p>
      <text:p text:style-name="P3"><text:soft-page-break/>R2(config-if)#no shut</text:p>
      <text:p text:style-name="P3">R2(config-if)#</text:p>
      <text:p text:style-name="P3">*Sep 20 08:53:08.875: %LINK-3-UPDOWN: Interface Serial3/1, changed state to up</text:p>
      <text:p text:style-name="P3">R2(config-if)#int </text:p>
      <text:p text:style-name="P3">*Sep 20 08:53:08.875: %ENTITY_ALARM-6-INFO: CLEAR INFO Se3/1 Physical Port Administrative State Down </text:p>
      <text:p text:style-name="P3">R2(config-if)#int f</text:p>
      <text:p text:style-name="P3">*Sep 20 08:53:09.879: %LINEPROTO-5-UPDOWN: Line protocol on Interface Serial3/1, changed state to up</text:p>
      <text:p text:style-name="P3">R2(config-if)#int f0/0</text:p>
      <text:p text:style-name="P3">R2(config-if)#ip addr 192.168.1.1 255.255.255.0</text:p>
      <text:p text:style-name="P3">R2(config-if)#no shut</text:p>
      <text:p text:style-name="P3">R2(config-if)#</text:p>
      <text:p text:style-name="P3">R2(config-if)#int</text:p>
      <text:p text:style-name="P3">*Sep 20 08:53:30.267: %LINK-3-UPDOWN: Interface FastEthernet0/0, changed state to up</text:p>
      <text:p text:style-name="P3">R2(config-if)#int</text:p>
      <text:p text:style-name="P3">*Sep 20 08:53:30.267: %ENTITY_ALARM-6-INFO: CLEAR INFO Fa0/0 Physical Port Administrative State Down </text:p>
      <text:p text:style-name="P3">*Sep 20 08:53:31.267: %LINEPROTO-5-UPDOWN: Line protocol on Interface FastEthernet0/0, changed state to up</text:p>
      <text:p text:style-name="P3"><text:soft-page-break/>R2(config-if)#int s3/1</text:p>
      <text:p text:style-name="P3">R2(config-if)#ip addr 10.0.0.2 255.0.0.0</text:p>
      <text:p text:style-name="P3">R2(config-if)#no shut</text:p>
      <text:p text:style-name="P3"/>
      <text:p text:style-name="P3"/>
      <text:p text:style-name="P3"/>
      <text:p text:style-name="P3"/>
      <text:p text:style-name="P3"/>
      <text:p text:style-name="P9">router 1:</text:p>
      <text:p text:style-name="P3"/>
      <text:p text:style-name="P3">R1#en</text:p>
      <text:p text:style-name="P3">R1#conf t</text:p>
      <text:p text:style-name="P3">Enter configuration commands, one per line. <text:s/>End with CNTL/Z.</text:p>
      <text:p text:style-name="P3">R1(config)#</text:p>
      <text:p text:style-name="P3">R1(config)#int f0/0</text:p>
      <text:p text:style-name="P3">R1(config-if)#ip addr 192.168.0.1 255.255.255.0</text:p>
      <text:p text:style-name="P3">R1(config-if)#no shut</text:p>
      <text:p text:style-name="P3">R1(config-if)#int </text:p>
      <text:p text:style-name="P3">*Sep 20 08:56:20.131: %LINK-3-UPDOWN: Interface FastEthernet0/0, changed state to up</text:p>
      <text:p text:style-name="P3">R1(config-if)#int </text:p>
      <text:p text:style-name="P3">*Sep 20 08:56:20.131: %ENTITY_ALARM-6-INFO: CLEAR INFO Fa0/0 Physical Port Administrative State Down </text:p>
      <text:p text:style-name="P3"><text:soft-page-break/>*Sep 20 08:56:21.131: %LINEPROTO-5-UPDOWN: Line protocol on Interface FastEthernet0/0, changed state to up</text:p>
      <text:p text:style-name="P3">R1(config-if)#int s5/1</text:p>
      <text:p text:style-name="P3">R1(config-if)#ip addr 10.0.0.1 255.0.0.0</text:p>
      <text:p text:style-name="P3">R1(config-if)#no shut</text:p>
      <text:p text:style-name="P3">R1(config-if)#exit</text:p>
      <text:p text:style-name="P3"/>
      <text:p text:style-name="P3"/>
      <text:p text:style-name="P3"/>
      <text:p text:style-name="P3"/>
      <text:p text:style-name="P9"><text:tab/><text:tab/>now routing through the three router:</text:p>
      <text:p text:style-name="P3"><text:tab/><text:tab/>here we do the rip routing</text:p>
      <text:p text:style-name="P9">router 1:</text:p>
      <text:p text:style-name="P3">R1(config)#router rip</text:p>
      <text:p text:style-name="P3">R1(config-router)#version 2</text:p>
      <text:p text:style-name="P3">R1(config-router)#network 192.168.0.0</text:p>
      <text:p text:style-name="P3">R1(config-router)#net</text:p>
      <text:p text:style-name="P3">R1(config-router)#network 10.0.0.0</text:p>
      <text:p text:style-name="P3">R1(config-router)#no au</text:p>
      <text:p text:style-name="P3">R1(config-router)#no auto-summary </text:p>
      <text:p text:style-name="P3">R1(config-router)#exit</text:p>
      <text:p text:style-name="P3"/>
      <text:p text:style-name="P3"/>
      <text:p text:style-name="P9">router2:</text:p>
      <text:p text:style-name="P3">R2(config)#router rip</text:p>
      <text:p text:style-name="P3"><text:soft-page-break/>R2(config-router)#version 2</text:p>
      <text:p text:style-name="P3">R2(config-router)#network 10.0.0.0</text:p>
      <text:p text:style-name="P3">R2(config-router)#network 11.0.0.0</text:p>
      <text:p text:style-name="P3">R2(config-router)#network 192.168.1.0</text:p>
      <text:p text:style-name="P3"/>
      <text:p text:style-name="P3">R2(config-router)#no auto-summary </text:p>
      <text:p text:style-name="P3">R2(config-router)#exit</text:p>
      <text:p text:style-name="P3"/>
      <text:p text:style-name="P3"/>
      <text:p text:style-name="P3"/>
      <text:p text:style-name="P9">router3:</text:p>
      <text:p text:style-name="P3">R3(config)#router rip</text:p>
      <text:p text:style-name="P3">R3(config-router)#version 2</text:p>
      <text:p text:style-name="P3">R3(config-router)#</text:p>
      <text:p text:style-name="P3">*Sep 20 08:51:32.879: %LINEPROTO-5-UPDOWN: Line protocol on Interface Serial4/0, changed state to down</text:p>
      <text:p text:style-name="P3">R3(config-router)#network 192.168.2.0</text:p>
      <text:p text:style-name="P3"/>
      <text:p text:style-name="P3">R3(config-router)#network 11.0.0.0 </text:p>
      <text:p text:style-name="P3"/>
      <text:p text:style-name="P3">R3(config-router)#no auto-summary </text:p>
      <text:p text:style-name="P3">R3(config-router)#exit</text:p>
      <text:p text:style-name="P3"/>
      <text:p text:style-name="P3"/>
      <text:p text:style-name="P9"><text:tab/>now setting the dhcp pool in R3</text:p>
      <text:p text:style-name="P3"><text:soft-page-break/>R3(config)#ip dhcp pool R3</text:p>
      <text:p text:style-name="P3">R3(dhcp-config)#network 192.168.2.0 255.255.255.0</text:p>
      <text:p text:style-name="P3">R3(dhcp-config)#default </text:p>
      <text:p text:style-name="P3">R3(dhcp-config)#default-router 192.168.2.1</text:p>
      <text:p text:style-name="P3">R3(dhcp-config)#dns</text:p>
      <text:p text:style-name="P3">R3(dhcp-config)#dns-server 8.8.8.8</text:p>
      <text:p text:style-name="P3">R3(dhcp-config)#exit</text:p>
      <text:p text:style-name="P3">R3(config)#ip dhcp pool R2</text:p>
      <text:p text:style-name="P3">R3(dhcp-config)#network 192.168.1.0 255.255.255.0</text:p>
      <text:p text:style-name="P3">R3(dhcp-config)#default-router 192.168.1.1</text:p>
      <text:p text:style-name="P3">R3(dhcp-config)#dns</text:p>
      <text:p text:style-name="P3">R3(dhcp-config)#dns-server 8.8.8.8</text:p>
      <text:p text:style-name="P3">R3(dhcp-config)#exit</text:p>
      <text:p text:style-name="P3">R3(config)#ip dhcp pool</text:p>
      <text:p text:style-name="P3">R3(config)#ip dhcp pool R1</text:p>
      <text:p text:style-name="P3">R3(dhcp-config)#network 192.168.0.0 255.255.255.0</text:p>
      <text:p text:style-name="P3">R3(dhcp-config)#default-router 192.168.0.1</text:p>
      <text:p text:style-name="P3">R3(dhcp-config)#dns</text:p>
      <text:p text:style-name="P3">R3(dhcp-config)#dns-server 8.8.8.8</text:p>
      <text:p text:style-name="P3">R3(dhcp-config)#exit</text:p>
      <text:p text:style-name="P3"/>
      <text:p text:style-name="P3"/>
      <text:p text:style-name="P3"/>
      <text:p text:style-name="P9">Router 2:</text:p>
      <text:p text:style-name="P3">R2(config)#int f0/0 <text:span text:style-name="T2">[local network]</text:span></text:p>
      <text:p text:style-name="P3">R2(config-if)#ip helper-address 192.168.2.1</text:p>
      <text:p text:style-name="P3"><text:soft-page-break/></text:p>
      <text:p text:style-name="P10">router1:</text:p>
      <text:p text:style-name="P4">R1(config)#int f0/0</text:p>
      <text:p text:style-name="P4">R1(config-if)#ip help</text:p>
      <text:p text:style-name="P4">R1(config-if)#ip helper-address 192.168.2.1</text:p>
      <text:p text:style-name="P4">R1(config-if)# <text:s text:c="2"/></text:p>
      <text:p text:style-name="P3"/>
      <text:p text:style-name="P11">now go to every pc and</text:p>
      <text:p text:style-name="P5">Trying 127.0.0.1...</text:p>
      <text:p text:style-name="P5">Connected to 127.0.0.1.</text:p>
      <text:p text:style-name="P5">Escape character is '^]'.</text:p>
      <text:p text:style-name="P5"/>
      <text:p text:style-name="P5">PC-1&gt; </text:p>
      <text:p text:style-name="P5">PC-1&gt; ip dhcp</text:p>
      <text:p text:style-name="P5">DORA IP 192.168.0.2/24 GW 192.168.0.1</text:p>
      <text:p text:style-name="P5"/>
      <text:p text:style-name="P5">PC-1&gt; sh ip</text:p>
      <text:p text:style-name="P5"/>
      <text:p text:style-name="P5">NAME <text:s text:c="7"/>: PC-1[1]</text:p>
      <text:p text:style-name="P5">IP/MASK <text:s text:c="4"/>: 192.168.0.2/24</text:p>
      <text:p text:style-name="P5">GATEWAY <text:s text:c="4"/>: 192.168.0.1</text:p>
      <text:p text:style-name="P5">DNS <text:s text:c="8"/>: 8.8.8.8 <text:s/></text:p>
      <text:p text:style-name="P5">DHCP SERVER : 11.0.0.2</text:p>
      <text:p text:style-name="P5">DHCP LEASE <text:s/>: 86374, 86400/43200/75600</text:p>
      <text:p text:style-name="P5">MAC <text:s text:c="8"/>: 00:50:79:66:68:00</text:p>
      <text:p text:style-name="P5">LPORT <text:s text:c="6"/>: 10034</text:p>
      <text:p text:style-name="P5"><text:soft-page-break/>RHOST:PORT <text:s/>: 127.0.0.1:10035</text:p>
      <text:p text:style-name="P5">MTU <text:s text:c="8"/>: 1500</text:p>
      <text:p text:style-name="P5"/>
      <text:p text:style-name="P5">PC-1&gt; </text:p>
      <text:p text:style-name="P5"/>
      <text:p text:style-name="P5"/>
      <text:p text:style-name="P5">this is for gns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8:46:21.343029735</meta:creation-date>
    <dc:date>2018-09-20T09:39:25.611919799</dc:date>
    <meta:editing-duration>PT2M36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9" meta:paragraph-count="147" meta:word-count="512" meta:character-count="4740" meta:non-whitespace-character-count="4297"/>
  </office:meta>
</office:document-meta>
</file>